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page" style:writing-mode="lr-tb"/>
    </style:style>
    <style:style style:name="P3" style:family="paragraph" style:parent-style-name="Heading_20_2" style:master-page-name="Standard">
      <style:paragraph-properties fo:line-height="115%" fo:text-align="justify" style:justify-single-word="false" style:page-number="auto" fo:break-before="auto" fo:break-after="auto" style:writing-mode="lr-tb"/>
    </style:style>
    <style:style style:name="P4" style:family="paragraph" style:parent-style-name="Heading_20_2">
      <style:paragraph-properties fo:line-height="115%" fo:text-align="justify" style:justify-single-word="false"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j1y0j7l6u6rz"/>Sunrider: Mask of Arcadius</text:h>
      <text:h text:style-name="P4" text:outline-level="10"><text:bookmark text:name="h.rlxxt0k3mh33"/>Our hull is beginning to fracture!</text:h>
      <text:p text:style-name="P1"/>
      <text:p text:style-name="P1">Pewnego pięknego dnia, gdy byłem jeszcze (względnie) młody i piękny, pewien znajomy polecił mi grę sci-fi. Miała ona zawierać wszystkie cuda tego świata – wymagająca walkę taktyczną, wielkie mechy, mangowe dziewczynki i klimat wsysający gracza przez monitor. Co więcej, była ona darmowa. To brzmiało wręcz zbyt dobrze, by mogło być prawdziwe. Z podejrzliwością zacząłem szukać haczyków, pułapek i problemów. I wiecie co? Po dwudziestu godzinach grania nie znalazłem żadnego. Może poza jednym – czemu moja obrona przeciwrakietowa przepuszcza te wszystkie przeklęte torpedy!?</text:p>
      <text:p text:style-name="P1"/>
      <text:p text:style-name="P1">„Sunrider: Mask of Arcadius” to połączenie visual novel z grą taktyczną. Opowiada historię kapitana Kayto Shieldsa, oficera marynarki gwiezdnej niezależnej planety Cera, który na początku opowieści otrzymuje stanowisko przywódcy nowoczesnego okrętu wojennego – tytułowego Sunridera. Niestety, po mniej więcej dziesięciu minutach rozglądania się po pokładzie cały układ planetarny zostaje zaatakowany przez flotę wojenną PACTu (People’s Alliance for Common Treatment), czyli kosmicznego odpowiednika dowolnego totalitarnego państwa na Ziemi (retoryka komunistyczna, metody nazistowskie, kult przywódcy rodem z Korei Północnej, a jeden z ich admirałów ma grację i zdolności taktyczne Hermanna Goeringa). Po krótkiej potyczce, wprowadzającej gracza w tajniki sterowania, Sunrider zostaje zmuszony do pośpiesznego odwrotu na z góry upatrzone pozycje, pozostawiając za sobą wraki pozostałych okrętów wojennych Cery, ogromną flotę wroga oraz zrujnowaną, rodzimą planetę, która na oczach załogi została przez PACT potraktowana bronią masowej zagłady. W tej sytuacji Kayto Shields nie ma zbytniego wyboru – stawia sobie za cel kontynuowanie walki z najeźdźcą oraz wyzwolenie Cery.</text:p>
      <text:p text:style-name="P1"/>
      <text:p text:style-name="P1">Sama rozgrywka to mieszanina interakcji z postaciami (jak w każdej szanującej się visual noveli) z walkami taktycznymi. Jako kapitan Shields musimy przede wszystkim postarać się o skompletowanie załogi oraz ryderów – kosmicznych mechów, które Sunrider może transportować w swoich hangarach. Do tego przydatne byłoby znalezienie sojuszników, będących w stanie zaoferować pomoc w wojnie, zapewnienie funduszy na ulepszenia i rozbudowę Sunridera oraz ryderów etc. Czasami też trzeba rozwiązać spory wśród załogi, spędzić z nią dzień na plaży, <office:annotation><dc:date>0000-00-00T00:00:00</dc:date><text:p text:style-name="P5"><text:span text:style-name="T2">( ͡° ͜ʖ ͡°)</text:span></text:p></office:annotation>wziąć udział w bardzo podejrzanych badaniach medycznych – ot, codzienność kapitana okrętu gwiezdnego.</text:p>
      <text:p text:style-name="P1"/>
      <text:p text:style-name="P1">Każda misja w grze oscyluje jednak wokół czegoś kompletnie innego – walki. Starcia rozgrywają się w trybie turowym na arenie złożonej z heksagonów. Wszystkie jednostki na planszy, zarówno nasze, jak i wroga, posiadają określoną ilość energii, którą mogą wydawać na akcje – od ostrzału z dział po np. naprawę, tymczasowe poprawienie celności czy wyłączenie wrogich osłon. Każdy z ataków zadaje uszkodzenia konkretnego typu i jest stosowany do innych celów, a atakowane jednostki posiadają kilka środków ochrony przed uszkodzeniami (uniki, pancerz, osłony, ochrona przeciwrakietowe). Atakowanie okrętów liniowych działkami szybkostrzelnymi co najwyżej zarysuje im lakier, wrogie rydery z łatwością unikną ostrzału z głównych dział, a wystrzelenie torpedy w cel z dobrą ochroną <text:soft-page-break/>przeciwrakietową sprawi, że nasz pocisk smętnie się wypali przed trafieniem wroga. Brzmi prosto? Całość się szybko komplikuje poprzez danie graczowi możliwości ulepszania swoich statków, co prowadzi do tworzenia nowych, skomplikowanych taktyk. Do tego każdy nowy ryder daje nam nowe możliwości, od lekkiej i zwinnej jednostki idealnej do zwalczania wrogich mechów oraz robienia za wabik po jednostkę wsparcia, która pozwala na wzmocnienie naszych jednostek. Jakby tego było mało, to szybko dostajemy nasze pierwsze punkty dowodzenia, które w czasie walki możemy wydać na krótkotrwałe poprawienie jakości naszej obrony, strzał z ogromnego działa czy wykonanie przeskoku Sunridera w obrębie mapy. Niestety, by nie było za prosto, to praktycznie nie ma misji, w której wróg nie miałby przewagi liczebnej, i to nawet nie licząc istnienia wrogich lotniskowców, które – jeśli szybko ich nie zniszczymy – będą regularnie wypluwać z siebie wraże jednostki. Sprawia to, że walka jest diabelnie trudna, zaskakująco głęboka… i bardzo, ale to bardzo satysfakcjonująca.</text:p>
      <text:p text:style-name="P1"/>
      <text:p text:style-name="P1">Walki taktyczne byłyby jednak na nic, gdyby pomiędzy nimi gracz się nudził. Na szczęście tak nie jest, bowiem Sunrider: Mask of Arcadius dba o nas, stawiając przed nami szeroki przekrój ciekawych postaci, które łatwo się da polubić. Ava, Icari, Asaga… nawet jeśli na początku mogą się wydawać stereotypowe, to prędzej czy później ich wizerunki zaczynają nabierać sensu i rozbudowania. Scenki z ich życia na pokładzie okrętu czyta się z przyjemnością i można naprawdę szybko się do nich przyzwyczaić. Do tego od czasu do czasu zostaje nam zaprezentowany wybór moralny, wpływający na relacje z postaciami, oferowane nam misje oraz zakończenie. Zmiany nie są zbyt wielkie, a ostatnia – przy samym końcu gry – możliwa jest do odkręcenia, jeśli nam się nie podoba, ale i tak stanowi to sympatyczny element gry. Fabuła zawiera kilka ciekawych zwrotów akcji i potrafi wywołać silniejsze emocje.</text:p>
      <text:p text:style-name="P1"/>
      <text:p text:style-name="P1">Podsumowując, „Sunrider: Mask of Arcadius” to solidny kawałek roboty, któremu warto dać szansę – szczególnie za taką cenę (albo raczej za jej brak). Nawet jeśli nie wzbudzi ona w was tak silnych emocjach jak w autorze tego tekstu i jego znajomych, to czas spędzony przy niej nie powinien zostać uznany za stracony.</text:p>
      <text:p text:style-name="P1"/>
      <text:p text:style-name="P1">Dodam jeszcze, że piątego marca 2016 wydana została kolejna część, „Liberation Day”, z tym że jest ona płatna – na razie cena wynosi 23 euro na steamie. Do tego dostępny jest spin-off o tytule „Sunrider Academy”, w którym cała ekipa z podstawowej wersji występuje w roli studentów. Lojalnie przy tym uprzedzam, że jeden z achievementów nazywa się „Hentai siscon”. Kto jest ciekawy, może sprawdzić,o co chodzi...</text:p>
      <text:p text:style-name="P1"/>
      <text:p text:style-name="P1">Porady:</text:p>
      <text:p text:style-name="P1">1. Eksperymentowanie z wykorzystywaniem umiejętności daje ciekawe skutki. Dajmy na to, wyłączenie działek przeciwlotniczych u wroga samo w sobie jest fajne, ale sprawia też, że nie może kontratakować – przez co wystawia się na ataki z bliska. Z kolei zdolność pozwalająca na przesuwanie ryderów może być używana zarówno na przeciwnikach, jak i naszych własnych jednostkach, co pozwala, na przykład, na zaoszczędzenie energii snajpera, którą w innej sytuacji musiałby zużyć na ruch.</text:p>
      <text:p text:style-name="P1">2. Za statki wylatujące z lotniskowców, baz etc. nie dostaje się pieniędzy – grind jest w związku z tym niemożliwy, a do tego oznacza przedłużanie walki i tracenie przez to cennych punktów dowodzenia.</text:p>
      <text:p text:style-name="P1"><text:soft-page-break/>3. W pierwszej kolejności należy zadbać o to, by Sunrider był w stanie oddać dwie salwy w jednej turze z dział kinetycznych. </text:p>
      <text:p text:style-name="P1">4. Przed misjami eskortowymi zalecane jest zażycie środków uspokajających.</text:p>
      <text:p text:style-name="P1">5. Istnieje patch, który dodaje kilka całkiem istotnych fabularnie scen i pozwala lepiej poznać postacie. Jest z nim tylko jeden problem – przy tych scenach bohaterowie nie noszą ubrań. </text:p>
      <text:p text:style-name="P1"/>
      <text:p text:style-name="P1"><text:a xlink:type="simple" xlink:href="http://sunrider-vn.com/wp-content/uploads/2015/01/banner2-1500x625.jpg" text:style-name="Internet_20_link" text:visited-style-name="Visited_20_Internet_20_Link">http</text:a><text:a xlink:type="simple" xlink:href="http://sunrider-vn.com/wp-content/uploads/2015/01/banner2-1500x625.jpg" text:style-name="Internet_20_link" text:visited-style-name="Visited_20_Internet_20_Link">://</text:a><text:a xlink:type="simple" xlink:href="http://sunrider-vn.com/wp-content/uploads/2015/01/banner2-1500x625.jpg" text:style-name="Internet_20_link" text:visited-style-name="Visited_20_Internet_20_Link">sunrider</text:a><text:a xlink:type="simple" xlink:href="http://sunrider-vn.com/wp-content/uploads/2015/01/banner2-1500x625.jpg" text:style-name="Internet_20_link" text:visited-style-name="Visited_20_Internet_20_Link">-</text:a><text:a xlink:type="simple" xlink:href="http://sunrider-vn.com/wp-content/uploads/2015/01/banner2-1500x625.jpg" text:style-name="Internet_20_link" text:visited-style-name="Visited_20_Internet_20_Link">vn</text:a><text:a xlink:type="simple" xlink:href="http://sunrider-vn.com/wp-content/uploads/2015/01/banner2-1500x625.jpg" text:style-name="Internet_20_link" text:visited-style-name="Visited_20_Internet_20_Link">.</text:a><text:a xlink:type="simple" xlink:href="http://sunrider-vn.com/wp-content/uploads/2015/01/banner2-1500x625.jpg" text:style-name="Internet_20_link" text:visited-style-name="Visited_20_Internet_20_Link">com</text:a><text:a xlink:type="simple" xlink:href="http://sunrider-vn.com/wp-content/uploads/2015/01/banner2-1500x625.jpg" text:style-name="Internet_20_link" text:visited-style-name="Visited_20_Internet_20_Link">/</text:a><text:a xlink:type="simple" xlink:href="http://sunrider-vn.com/wp-content/uploads/2015/01/banner2-1500x625.jpg" text:style-name="Internet_20_link" text:visited-style-name="Visited_20_Internet_20_Link">wp</text:a><text:a xlink:type="simple" xlink:href="http://sunrider-vn.com/wp-content/uploads/2015/01/banner2-1500x625.jpg" text:style-name="Internet_20_link" text:visited-style-name="Visited_20_Internet_20_Link">-</text:a><text:a xlink:type="simple" xlink:href="http://sunrider-vn.com/wp-content/uploads/2015/01/banner2-1500x625.jpg" text:style-name="Internet_20_link" text:visited-style-name="Visited_20_Internet_20_Link">content</text:a><text:a xlink:type="simple" xlink:href="http://sunrider-vn.com/wp-content/uploads/2015/01/banner2-1500x625.jpg" text:style-name="Internet_20_link" text:visited-style-name="Visited_20_Internet_20_Link">/</text:a><text:a xlink:type="simple" xlink:href="http://sunrider-vn.com/wp-content/uploads/2015/01/banner2-1500x625.jpg" text:style-name="Internet_20_link" text:visited-style-name="Visited_20_Internet_20_Link">uploads</text:a><text:a xlink:type="simple" xlink:href="http://sunrider-vn.com/wp-content/uploads/2015/01/banner2-1500x625.jpg" text:style-name="Internet_20_link" text:visited-style-name="Visited_20_Internet_20_Link">/2015/01/</text:a><text:a xlink:type="simple" xlink:href="http://sunrider-vn.com/wp-content/uploads/2015/01/banner2-1500x625.jpg" text:style-name="Internet_20_link" text:visited-style-name="Visited_20_Internet_20_Link">banner</text:a><text:a xlink:type="simple" xlink:href="http://sunrider-vn.com/wp-content/uploads/2015/01/banner2-1500x625.jpg" text:style-name="Internet_20_link" text:visited-style-name="Visited_20_Internet_20_Link">2-1500</text:a><text:a xlink:type="simple" xlink:href="http://sunrider-vn.com/wp-content/uploads/2015/01/banner2-1500x625.jpg" text:style-name="Internet_20_link" text:visited-style-name="Visited_20_Internet_20_Link">x</text:a><text:a xlink:type="simple" xlink:href="http://sunrider-vn.com/wp-content/uploads/2015/01/banner2-1500x625.jpg" text:style-name="Internet_20_link" text:visited-style-name="Visited_20_Internet_20_Link">625.</text:a><text:a xlink:type="simple" xlink:href="http://sunrider-vn.com/wp-content/uploads/2015/01/banner2-1500x625.jpg" text:style-name="Internet_20_link" text:visited-style-name="Visited_20_Internet_20_Link">jpg</text:a> - baner</text:p>
      <text:p text:style-name="P1"><text:a xlink:type="simple" xlink:href="http://i.imgur.com/6bDV5fX.png" text:style-name="Internet_20_link" text:visited-style-name="Visited_20_Internet_20_Link">http</text:a><text:a xlink:type="simple" xlink:href="http://i.imgur.com/6bDV5fX.png" text:style-name="Internet_20_link" text:visited-style-name="Visited_20_Internet_20_Link">://</text:a><text:a xlink:type="simple" xlink:href="http://i.imgur.com/6bDV5fX.png" text:style-name="Internet_20_link" text:visited-style-name="Visited_20_Internet_20_Link">i</text:a><text:a xlink:type="simple" xlink:href="http://i.imgur.com/6bDV5fX.png" text:style-name="Internet_20_link" text:visited-style-name="Visited_20_Internet_20_Link">.</text:a><text:a xlink:type="simple" xlink:href="http://i.imgur.com/6bDV5fX.png" text:style-name="Internet_20_link" text:visited-style-name="Visited_20_Internet_20_Link">imgur</text:a><text:a xlink:type="simple" xlink:href="http://i.imgur.com/6bDV5fX.png" text:style-name="Internet_20_link" text:visited-style-name="Visited_20_Internet_20_Link">.</text:a><text:a xlink:type="simple" xlink:href="http://i.imgur.com/6bDV5fX.png" text:style-name="Internet_20_link" text:visited-style-name="Visited_20_Internet_20_Link">com</text:a><text:a xlink:type="simple" xlink:href="http://i.imgur.com/6bDV5fX.png" text:style-name="Internet_20_link" text:visited-style-name="Visited_20_Internet_20_Link">/6</text:a><text:a xlink:type="simple" xlink:href="http://i.imgur.com/6bDV5fX.png" text:style-name="Internet_20_link" text:visited-style-name="Visited_20_Internet_20_Link">bDV</text:a><text:a xlink:type="simple" xlink:href="http://i.imgur.com/6bDV5fX.png" text:style-name="Internet_20_link" text:visited-style-name="Visited_20_Internet_20_Link">5</text:a><text:a xlink:type="simple" xlink:href="http://i.imgur.com/6bDV5fX.png" text:style-name="Internet_20_link" text:visited-style-name="Visited_20_Internet_20_Link">fX</text:a><text:a xlink:type="simple" xlink:href="http://i.imgur.com/6bDV5fX.png" text:style-name="Internet_20_link" text:visited-style-name="Visited_20_Internet_20_Link">.</text:a><text:a xlink:type="simple" xlink:href="http://i.imgur.com/6bDV5fX.png" text:style-name="Internet_20_link" text:visited-style-name="Visited_20_Internet_20_Link">png</text:a></text:p>
      <text:p text:style-name="P1"/>
      <text:p text:style-name="P1"><text:a xlink:type="simple" xlink:href="http://pm1.narvii.com/5780/afd6da7a471d98e8f46681a0a7ebb63e99eadeb8_hq.jpg" text:style-name="Internet_20_link" text:visited-style-name="Visited_20_Internet_20_Link">http</text:a><text:a xlink:type="simple" xlink:href="http://pm1.narvii.com/5780/afd6da7a471d98e8f46681a0a7ebb63e99eadeb8_hq.jpg" text:style-name="Internet_20_link" text:visited-style-name="Visited_20_Internet_20_Link">://</text:a><text:a xlink:type="simple" xlink:href="http://pm1.narvii.com/5780/afd6da7a471d98e8f46681a0a7ebb63e99eadeb8_hq.jpg" text:style-name="Internet_20_link" text:visited-style-name="Visited_20_Internet_20_Link">pm</text:a><text:a xlink:type="simple" xlink:href="http://pm1.narvii.com/5780/afd6da7a471d98e8f46681a0a7ebb63e99eadeb8_hq.jpg" text:style-name="Internet_20_link" text:visited-style-name="Visited_20_Internet_20_Link">1.</text:a><text:a xlink:type="simple" xlink:href="http://pm1.narvii.com/5780/afd6da7a471d98e8f46681a0a7ebb63e99eadeb8_hq.jpg" text:style-name="Internet_20_link" text:visited-style-name="Visited_20_Internet_20_Link">narvii</text:a><text:a xlink:type="simple" xlink:href="http://pm1.narvii.com/5780/afd6da7a471d98e8f46681a0a7ebb63e99eadeb8_hq.jpg" text:style-name="Internet_20_link" text:visited-style-name="Visited_20_Internet_20_Link">.</text:a><text:a xlink:type="simple" xlink:href="http://pm1.narvii.com/5780/afd6da7a471d98e8f46681a0a7ebb63e99eadeb8_hq.jpg" text:style-name="Internet_20_link" text:visited-style-name="Visited_20_Internet_20_Link">com</text:a><text:a xlink:type="simple" xlink:href="http://pm1.narvii.com/5780/afd6da7a471d98e8f46681a0a7ebb63e99eadeb8_hq.jpg" text:style-name="Internet_20_link" text:visited-style-name="Visited_20_Internet_20_Link">/5780/</text:a><text:a xlink:type="simple" xlink:href="http://pm1.narvii.com/5780/afd6da7a471d98e8f46681a0a7ebb63e99eadeb8_hq.jpg" text:style-name="Internet_20_link" text:visited-style-name="Visited_20_Internet_20_Link">afd</text:a><text:a xlink:type="simple" xlink:href="http://pm1.narvii.com/5780/afd6da7a471d98e8f46681a0a7ebb63e99eadeb8_hq.jpg" text:style-name="Internet_20_link" text:visited-style-name="Visited_20_Internet_20_Link">6</text:a><text:a xlink:type="simple" xlink:href="http://pm1.narvii.com/5780/afd6da7a471d98e8f46681a0a7ebb63e99eadeb8_hq.jpg" text:style-name="Internet_20_link" text:visited-style-name="Visited_20_Internet_20_Link">da</text:a><text:a xlink:type="simple" xlink:href="http://pm1.narvii.com/5780/afd6da7a471d98e8f46681a0a7ebb63e99eadeb8_hq.jpg" text:style-name="Internet_20_link" text:visited-style-name="Visited_20_Internet_20_Link">7</text:a><text:a xlink:type="simple" xlink:href="http://pm1.narvii.com/5780/afd6da7a471d98e8f46681a0a7ebb63e99eadeb8_hq.jpg" text:style-name="Internet_20_link" text:visited-style-name="Visited_20_Internet_20_Link">a</text:a><text:a xlink:type="simple" xlink:href="http://pm1.narvii.com/5780/afd6da7a471d98e8f46681a0a7ebb63e99eadeb8_hq.jpg" text:style-name="Internet_20_link" text:visited-style-name="Visited_20_Internet_20_Link">471</text:a><text:a xlink:type="simple" xlink:href="http://pm1.narvii.com/5780/afd6da7a471d98e8f46681a0a7ebb63e99eadeb8_hq.jpg" text:style-name="Internet_20_link" text:visited-style-name="Visited_20_Internet_20_Link">d</text:a><text:a xlink:type="simple" xlink:href="http://pm1.narvii.com/5780/afd6da7a471d98e8f46681a0a7ebb63e99eadeb8_hq.jpg" text:style-name="Internet_20_link" text:visited-style-name="Visited_20_Internet_20_Link">98</text:a><text:a xlink:type="simple" xlink:href="http://pm1.narvii.com/5780/afd6da7a471d98e8f46681a0a7ebb63e99eadeb8_hq.jpg" text:style-name="Internet_20_link" text:visited-style-name="Visited_20_Internet_20_Link">e</text:a><text:a xlink:type="simple" xlink:href="http://pm1.narvii.com/5780/afd6da7a471d98e8f46681a0a7ebb63e99eadeb8_hq.jpg" text:style-name="Internet_20_link" text:visited-style-name="Visited_20_Internet_20_Link">8</text:a><text:a xlink:type="simple" xlink:href="http://pm1.narvii.com/5780/afd6da7a471d98e8f46681a0a7ebb63e99eadeb8_hq.jpg" text:style-name="Internet_20_link" text:visited-style-name="Visited_20_Internet_20_Link">f</text:a><text:a xlink:type="simple" xlink:href="http://pm1.narvii.com/5780/afd6da7a471d98e8f46681a0a7ebb63e99eadeb8_hq.jpg" text:style-name="Internet_20_link" text:visited-style-name="Visited_20_Internet_20_Link">46681</text:a><text:a xlink:type="simple" xlink:href="http://pm1.narvii.com/5780/afd6da7a471d98e8f46681a0a7ebb63e99eadeb8_hq.jpg" text:style-name="Internet_20_link" text:visited-style-name="Visited_20_Internet_20_Link">a</text:a><text:a xlink:type="simple" xlink:href="http://pm1.narvii.com/5780/afd6da7a471d98e8f46681a0a7ebb63e99eadeb8_hq.jpg" text:style-name="Internet_20_link" text:visited-style-name="Visited_20_Internet_20_Link">0</text:a><text:a xlink:type="simple" xlink:href="http://pm1.narvii.com/5780/afd6da7a471d98e8f46681a0a7ebb63e99eadeb8_hq.jpg" text:style-name="Internet_20_link" text:visited-style-name="Visited_20_Internet_20_Link">a</text:a><text:a xlink:type="simple" xlink:href="http://pm1.narvii.com/5780/afd6da7a471d98e8f46681a0a7ebb63e99eadeb8_hq.jpg" text:style-name="Internet_20_link" text:visited-style-name="Visited_20_Internet_20_Link">7</text:a><text:a xlink:type="simple" xlink:href="http://pm1.narvii.com/5780/afd6da7a471d98e8f46681a0a7ebb63e99eadeb8_hq.jpg" text:style-name="Internet_20_link" text:visited-style-name="Visited_20_Internet_20_Link">ebb</text:a><text:a xlink:type="simple" xlink:href="http://pm1.narvii.com/5780/afd6da7a471d98e8f46681a0a7ebb63e99eadeb8_hq.jpg" text:style-name="Internet_20_link" text:visited-style-name="Visited_20_Internet_20_Link">63</text:a><text:a xlink:type="simple" xlink:href="http://pm1.narvii.com/5780/afd6da7a471d98e8f46681a0a7ebb63e99eadeb8_hq.jpg" text:style-name="Internet_20_link" text:visited-style-name="Visited_20_Internet_20_Link">e</text:a><text:a xlink:type="simple" xlink:href="http://pm1.narvii.com/5780/afd6da7a471d98e8f46681a0a7ebb63e99eadeb8_hq.jpg" text:style-name="Internet_20_link" text:visited-style-name="Visited_20_Internet_20_Link">99</text:a><text:a xlink:type="simple" xlink:href="http://pm1.narvii.com/5780/afd6da7a471d98e8f46681a0a7ebb63e99eadeb8_hq.jpg" text:style-name="Internet_20_link" text:visited-style-name="Visited_20_Internet_20_Link">eadeb</text:a><text:a xlink:type="simple" xlink:href="http://pm1.narvii.com/5780/afd6da7a471d98e8f46681a0a7ebb63e99eadeb8_hq.jpg" text:style-name="Internet_20_link" text:visited-style-name="Visited_20_Internet_20_Link">8_</text:a><text:a xlink:type="simple" xlink:href="http://pm1.narvii.com/5780/afd6da7a471d98e8f46681a0a7ebb63e99eadeb8_hq.jpg" text:style-name="Internet_20_link" text:visited-style-name="Visited_20_Internet_20_Link">hq</text:a><text:a xlink:type="simple" xlink:href="http://pm1.narvii.com/5780/afd6da7a471d98e8f46681a0a7ebb63e99eadeb8_hq.jpg" text:style-name="Internet_20_link" text:visited-style-name="Visited_20_Internet_20_Link">.</text:a><text:a xlink:type="simple" xlink:href="http://pm1.narvii.com/5780/afd6da7a471d98e8f46681a0a7ebb63e99eadeb8_hq.jpg" text:style-name="Internet_20_link" text:visited-style-name="Visited_20_Internet_20_Link">jpg</text:a></text:p>
      <text:p text:style-name="P1"><text:a xlink:type="simple" xlink:href="https://axeandnyan.files.wordpress.com/2015/04/2015-04-14_00014.jpg" text:style-name="Internet_20_link" text:visited-style-name="Visited_20_Internet_20_Link">https</text:a><text:a xlink:type="simple" xlink:href="https://axeandnyan.files.wordpress.com/2015/04/2015-04-14_00014.jpg" text:style-name="Internet_20_link" text:visited-style-name="Visited_20_Internet_20_Link">://</text:a><text:a xlink:type="simple" xlink:href="https://axeandnyan.files.wordpress.com/2015/04/2015-04-14_00014.jpg" text:style-name="Internet_20_link" text:visited-style-name="Visited_20_Internet_20_Link">axeandnyan</text:a><text:a xlink:type="simple" xlink:href="https://axeandnyan.files.wordpress.com/2015/04/2015-04-14_00014.jpg" text:style-name="Internet_20_link" text:visited-style-name="Visited_20_Internet_20_Link">.</text:a><text:a xlink:type="simple" xlink:href="https://axeandnyan.files.wordpress.com/2015/04/2015-04-14_00014.jpg" text:style-name="Internet_20_link" text:visited-style-name="Visited_20_Internet_20_Link">files</text:a><text:a xlink:type="simple" xlink:href="https://axeandnyan.files.wordpress.com/2015/04/2015-04-14_00014.jpg" text:style-name="Internet_20_link" text:visited-style-name="Visited_20_Internet_20_Link">.</text:a><text:a xlink:type="simple" xlink:href="https://axeandnyan.files.wordpress.com/2015/04/2015-04-14_00014.jpg" text:style-name="Internet_20_link" text:visited-style-name="Visited_20_Internet_20_Link">wordpress</text:a><text:a xlink:type="simple" xlink:href="https://axeandnyan.files.wordpress.com/2015/04/2015-04-14_00014.jpg" text:style-name="Internet_20_link" text:visited-style-name="Visited_20_Internet_20_Link">.</text:a><text:a xlink:type="simple" xlink:href="https://axeandnyan.files.wordpress.com/2015/04/2015-04-14_00014.jpg" text:style-name="Internet_20_link" text:visited-style-name="Visited_20_Internet_20_Link">com</text:a><text:a xlink:type="simple" xlink:href="https://axeandnyan.files.wordpress.com/2015/04/2015-04-14_00014.jpg" text:style-name="Internet_20_link" text:visited-style-name="Visited_20_Internet_20_Link">/2015/04/2015-04-14_00014.</text:a><text:a xlink:type="simple" xlink:href="https://axeandnyan.files.wordpress.com/2015/04/2015-04-14_00014.jpg" text:style-name="Internet_20_link" text:visited-style-name="Visited_20_Internet_20_Link">jpg</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11T01:29:20.734000000</dc:date>
    <meta:editing-duration>PT32M3S</meta:editing-duration>
    <meta:document-statistic meta:table-count="0" meta:image-count="0" meta:object-count="0" meta:page-count="4" meta:paragraph-count="19" meta:word-count="1011" meta:character-count="7211" meta:non-whitespace-character-count="6200"/>
  </office:meta>
</office:document-meta>
</file>